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3.564cm" svg:y="-3.571cm"/>
          <draw:glue-point draw:id="5" svg:x="3.579cm" svg:y="-3.571cm"/>
          <draw:glue-point draw:id="6" svg:x="3.579cm" svg:y="3.571cm"/>
          <draw:glue-point draw:id="7" svg:x="-3.564cm" svg:y="3.571cm"/>
          <draw:glue-point draw:id="8" svg:x="0.007cm" svg:y="5cm"/>
          <draw:glue-point draw:id="9" svg:x="0.007cm" svg:y="-5cm"/>
          <draw:glue-point draw:id="10" svg:x="-4.993cm" svg:y="0cm"/>
          <draw:glue-point draw:id="11" svg:x="5.007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3" draw:layer="layout" svg:width="0.571cm" svg:height="1.143cm" svg:x="0.286cm" svg:y="0.429cm" svg:viewBox="0 0 572 1144" draw:points="572,0 572,1144 0,572">
            <text:p/>
          </draw:polygon>
          <draw:polygon draw:style-name="gr2" draw:layer="layout" svg:width="0.571cm" svg:height="1.143cm" svg:x="0.286cm" svg:y="0.429cm" svg:viewBox="0 0 572 1144" draw:points="572,0 572,1144 0,572">
            <text:p/>
          </draw:polygon>
          <draw:polygon draw:style-name="gr3" draw:layer="layout" svg:width="0.571cm" svg:height="1.143cm" svg:x="0.859cm" svg:y="0.429cm" svg:viewBox="0 0 572 1144" draw:points="572,0 572,1144 0,572">
            <text:p/>
          </draw:polygon>
          <draw:polygon draw:style-name="gr2" draw:layer="layout" svg:width="0.571cm" svg:height="1.143cm" svg:x="0.859cm" svg:y="0.429cm" svg:viewBox="0 0 572 1144" draw:points="572,0 572,1144 0,57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Compensation</dc:title>
    <meta:creation-date>2011-02-07T16:51:07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